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line-through-style="solid" style:text-underline-style="none"/>
    </style:style>
    <style:style style:name="T5" style:family="text">
      <style:text-properties style:text-line-through-style="none" style:text-underline-style="none"/>
    </style:style>
    <style:style style:name="T6" style:family="text">
      <style:text-properties style:text-line-through-style="none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3FF19_7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3, FF 19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, Hebrew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Jewish religious schools.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8</text:p>
      <text:p text:style-name="P5">Number of Sheets<text:tab/><text:tab/><text:tab/><text:tab/>3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Judah Touro, Rebecca Gratz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Front Cover]</text:p>
      <text:p text:style-name="P2">An appeal on behalf/</text:p>
      <text:p text:style-name="P2">of the Hebrew School/</text:p>
      <text:p text:style-name="P2">&amp; the Sunday School/</text:p>
      <text:p text:style-name="P2"/>
      <text:p text:style-name="P3">[Page 1]</text:p>
      <text:p text:style-name="P3">Brethren! <text:s/>The Hebrew word "Nefesh," which in its primitive/ sense means <text:span text:style-name="T2">breath</text:span><text:span text:style-name="T3">, has received in the Bible a more extended/ signification. <text:s/>We find it variously used for the words, </text:span><text:span text:style-name="T2">persons</text:span><text:span text:style-name="T3">,/ </text:span><text:span text:style-name="T2">disposition</text:span><text:span text:style-name="T3">, </text:span><text:span text:style-name="T2">life</text:span><text:span text:style-name="T3">, and very often for the </text:span><text:span text:style-name="T2">immortal spirit</text:span><text:span text:style-name="T3">/ breathed within us. <text:s/>Now: I need scarcely remark that/ when we are told, "Abram took [Hebrew]/ we are to understand by it that he brought along with him/ to Canaan, the </text:span><text:span text:style-name="T2">persons</text:span><text:span text:style-name="T3"> procured for servants in the city of Haran./ <text:s/>But the Rabbis, availing themselves of the circumstance that the/ term "Nefesh" has been used to mean </text:span><text:span text:style-name="T2">the soul</text:span><text:span text:style-name="T3">, employ it here/ in that sense. <text:s/>They say: The parents of our race, when in-/-creasing the number of their attendants, increased also that/ of believers in the One God. <text:s/>Abraham made proselytes among/ the men; Sarah among the women. <text:s/>Hence the Hebrew/ text writes that they took with them "</text:span><text:span text:style-name="T2">the souls they had made</text:span><text:span text:style-name="T3">/ </text:span><text:span text:style-name="T2">in Haran</text:span><text:span text:style-name="T3">" For, a human being to whom the knowledge of/ religion has been imparted, may be considered as if newly/ created./</text:span></text:p>
      <text:p text:style-name="P3"><text:span text:style-name="T3">Dear hearers! <text:s/>The lesson which our Sages intended to convey, </text:span><text:span text:style-name="T4">needs</text:span><text:span text:style-name="T5"> requires/ some explanation, for, it is not exactly what would at first/ appear./</text:span></text:p>
      <text:p text:style-name="P3"><text:span text:style-name="T5"/></text:p>
      <text:p text:style-name="P3"><text:span text:style-name="T5">[Page 2]</text:span></text:p>
      <text:p text:style-name="P3"><text:soft-page-break/><text:span text:style-name="T5">We might be led to infer from it the obligation of making/ converts to our belief; of persuading gentiles to embrace Judaism/ that they may be saved. <text:s/>Such a </text:span><text:span text:style-name="T4">construction</text:span><text:span text:style-name="T5"> conclusion, would, however,/ be faulty; for, we have been advised to follow an entirely/ different course. <text:s/>The righteous son of Terah felt inspired/ to wean away from idolatry many who became brutalized/ through its worship. <text:s/>We, have been recommended to dissuade/ the adherents of creeds which are not demoralising from adopt-/-ing that which is binding alone upon the seed of Abraham./ <text:s/>All can be saved, who act honestly, according to the light/ received; but the salvation of Israel proceeds solely from/ their obedience to the ordinances of Sinai. <text:s/>This is the ruling/ principle by which we must be guided. <text:s/>What </text:span><text:span text:style-name="T4">rule</text:span><text:span text:style-name="T5"> lesson/ did then our teachers of old wish to inculcate by their fi-/-gurative application of the sentence above quoted? <text:s/>I will/ let them answer [Hebrew]/ "Whoever trains his neighbor's offspring in the law, acts as/ meritoriously as if had given them existence." <text:s/>All, my dear/ brethren! are disciples of Abraham who, by personal exertions/ or by material aid endeavour that our children be religiously/ educated. <text:s/>The founder of our people, disseminated truth among/ those who had no knowledge of a universal God;/</text:span></text:p>
      <text:p text:style-name="P3"><text:span text:style-name="T5"/></text:p>
      <text:p text:style-name="P3"><text:span text:style-name="T5">[Page 3]</text:span></text:p>
      <text:p text:style-name="P3"><text:span text:style-name="T5">We must prevent the law </text:span><text:span text:style-name="T4">which has</text:span><text:span text:style-name="T5"> established to preserve that truth, from/ being lost among the chosen of God. <text:s/>Without repelling the/ gentile, who</text:span><text:span text:style-name="T4">m</text:span><text:span text:style-name="T5"> from a deep </text:span><text:span text:style-name="T4">sincerity</text:span><text:span text:style-name="T5"> conviction seeks admission into the/ household of Israel, we should bend </text:span><text:span text:style-name="T4">all our energies</text:span><text:span text:style-name="T5"> our </text:span><text:span text:style-name="T4">activity</text:span><text:span text:style-name="T5"> energies towards/ keeping in the fold, the members of our national family./ <text:s/>This stringent duty, we can accomplish by the supporting of/ two institutions in our midst. <text:s/>One I call Judaism's vitalizing/ blood; the other its sinewy strength. <text:s/>Where our children/ daily learn the language, which serves as a mystic bond/ among our scattered race, there I recognize a leading power;/ where they are infused with love for their people by a weekly/ reunion, by oral instruction and hymns breathing faith, there/ I acknowledge a cooperative agency in the performance of a/ holy undertaking./</text:span></text:p>
      <text:p text:style-name="P3"><text:span text:style-name="T5">The </text:span><text:span text:style-name="T4">Hebrew</text:span><text:span text:style-name="T5"> School under the auspices of the Hebrew Education/ Society has been resuscitated. <text:s/>Not long since its staunchest/ advocates feared it was sinking beyond recovery. <text:s/>From an/ attendance of pupils ranging about </text:span><text:span text:style-name="T4">the</text:span><text:span text:style-name="T5"> a hundred, scarcely/ two scores could be reckoned. <text:s/>But this circumstance,/ which for a time dampened the hopes of its unwavering friends,/</text:span></text:p>
      <text:p text:style-name="P3"><text:span text:style-name="T5"/></text:p>
      <text:p text:style-name="P3"><text:span text:style-name="T5">[Page 4]</text:span></text:p>
      <text:p text:style-name="P3"><text:span text:style-name="T5">soon stirred up their minds to the devising of a plan, that/ would deliver our Hebrew School from extinction. <text:s/>Wisely/ it was concocted, and successfully it has been brought/ to completion. <text:s/>No more does the list of scholars con-/-tain some too poor to pay for tuition, and others whose/ parents are taxed for their instruction. <text:s/>Each of the/ numerous attendants acquires the learning essential to/ our national interest, non receives it for a stipulated/ sum. <text:s/>All-praise to the indefatigable few, whose unflagging </text:span><text:span text:style-name="T4">energies</text:span><text:span text:style-name="T5"> zeal/ restored to us a decaying movement, unimpaired. <text:s/>They/ signally deserve the blessing of Abraham's God. <text:s/>Like/ our father</text:span><text:span text:style-name="T4">s</text:span><text:span text:style-name="T5"> they </text:span><text:span text:style-name="T4">endeavoured to went about</text:span><text:span text:style-name="T5"> fearless of obstacles strove to gain</text:span><text:span text:style-name="T4">ing</text:span><text:span text:style-name="T5"> adherents to a soul-sa-/-ving principle. <text:s/>But their co-workers who pledged their/ Jewish feelings for its perpetuation, are likewise entitled to/ the </text:span><text:span text:style-name="T4">heartfelt</text:span><text:span text:style-name="T5"> thanks of every reflecting Israelite. <text:s/>Yes: grate-/-fully we confess that your contributions, my fellow believers! </text:span><text:span text:style-name="T4">the</text:span><text:span text:style-name="T5"> to uphold the/ knowledge of the Hebrew language, are streams of/ fresh life to our religion. <text:s/>Never must we be made/ again to contemplate despondingly the future of the/ institution which a Judah Touro philanthropically endowed,/ and God-fearing men established, and </text:span><text:span text:style-name="T4">upheld</text:span><text:span text:style-name="T5"> cherished with/ fostering care./</text:span></text:p>
      <text:p text:style-name="P3"><text:span text:style-name="T5"/></text:p>
      <text:p text:style-name="P3"><text:span text:style-name="T5">[Page 5]</text:span></text:p>
      <text:p text:style-name="P3"><text:span text:style-name="T5"><text:tab/>But in order to provide against the recurrence of any such an/ </text:span><text:span text:style-name="T4">exigency</text:span><text:span text:style-name="T5"> emergency, you must go about proselytising[sic!]; not among/ our Nazarene neighbors, but among our own brethren, con-/-verting them to the belief that on the cultivation of the sacred/ tongue, mainly depends the stability of the faith of our/ patriarch in the land, </text:span><text:span text:style-name="T4">and</text:span><text:span text:style-name="T5"> that the organization which,/ during a quarter of a century, </text:span><text:soft-page-break/><text:span text:style-name="T5">has promoted that study/ must be popularized; that it is but an act of justice/ may, of self-preservation to give it aid and countenance, se-/-curity and enlargement./</text:span></text:p>
      <text:p text:style-name="P3"><text:span text:style-name="T5">But if I assign to the school of Hebrew learning the fore[sic!] fore-/ rank, I do not undervalue the importance of its adjunct--/the Hebrew Sunday School. <text:s/>This institution has also ob-/-viously improved through the </text:span><text:span text:style-name="T4">manifestation of</text:span><text:span text:style-name="T5"> a lively/ interest manifested on the part of our community. <text:s/>Some who/ either allowed their little ones to idle away the first morning/ of the week, or suffered them to go where their hearts became/ imbued with a strange creed, appreciating the efforts of/ our sisters,--the directresses--reward them </text:span><text:span text:style-name="T4">by the presence of</text:span><text:span text:style-name="T5"> with/ their children's </text:span><text:span text:style-name="T4">attendance presence</text:span><text:span text:style-name="T5"> presence. <text:s/>And they </text:span><text:span text:style-name="T6">do</text:span><text:span text:style-name="T5"> consider it an ample compensa-/-tion; for, they aspire to nothing higher than to be instrumental/ in rivetting[sic!] the chain of our national union by a frequent gathering/ of our youths./</text:span></text:p>
      <text:p text:style-name="P3"><text:span text:style-name="T5"/></text:p>
      <text:p text:style-name="P3"><text:span text:style-name="T5">[Page 6]</text:span></text:p>
      <text:p text:style-name="P3"><text:span text:style-name="T5">But the self-imposed duty grows more onerous in pro-/-portion to its extension. <text:s/>When all the attendants at/ the Sunday-school could be comfortably held in a single/ room, it was comparatively easy to supervise their instruction;/ now that they occupy three spacious rooms; and might/ readily fill up a forth[sic!] one, difficulties present themselves/ constantly. <text:s/>The number of teachers </text:span><text:span text:style-name="T4">falls short of</text:span><text:span text:style-name="T5"> is very unequal to/ the demand, while the irregularity of some, and the oc-/-casional withdrawing of others by causes beyond their control,/ add to the embarassment[sic!] of the superintendents. <text:s/>And/ yet, I verily think that the task could be rendered easy,/ as it certainly is most praise-worthy. <text:s/>Many among/ those within hearing of my voice, gladly cooperate in carrying/ out the pious intention of Rebecca Gratz, the founder/ of that institution. <text:s/>But I </text:span><text:span text:style-name="T4">presume</text:span><text:span text:style-name="T5"> venture to conceive </text:span><text:span text:style-name="T4">more</text:span><text:span text:style-name="T5"> that zealous colaborers/ might still more be raised in this audience by making an/ appeal. <text:s/>I have, of my own accord, assumed/ to be the mouth piece of the superintendants[sic!] of our Sunday/ school./</text:span></text:p>
      <text:p text:style-name="P3"><text:span text:style-name="T5">Brothers and sisters, descendants of Abraham and Sarah!/</text:span></text:p>
      <text:p text:style-name="P3"><text:span text:style-name="T5"/></text:p>
      <text:p text:style-name="P3"><text:span text:style-name="T5">[Page 7]</text:span></text:p>
      <text:p text:style-name="P3"><text:span text:style-name="T5"><text:tab/>It is in your power also to win precious souls./ <text:s/>None who can in the least contribute towards compassing/ that object ought to hold back. <text:s/>None should argue that/ the instruction you can impart is of little account; or the time/ devoted to it </text:span><text:span text:style-name="T4">is</text:span><text:span text:style-name="T5"> too short. <text:s/>Small is the seed imbedded/ in the earth; who does not hope it will yeild[sic!] exuberantly?/ <text:s/>Can you, can </text:span><text:span text:style-name="T4">I</text:span><text:span text:style-name="T5"> any of us foresee what beneficial effect a question/ fittingly answered, or a gentle advise may produce in a/ tender mind? <text:s/>You may never become aware of the power/ you exercised, nevertheless you may have implanted the germ/ of righteousness, which will bear fruit through life; and the all-seeing God, will accept your endeavour as an offering of sweet savor./ <text:s/>All can be useful, who determine to serve the Lord with the/ faculties and material means He has granted. <text:s/>But another/ evident advantage will flow from teaching at the Sunday School./ <text:s/></text:span><text:span text:style-name="T4">It will benefit</text:span><text:span text:style-name="T5"> The instructors will profit not less than the instructed;/ for, we can best sharpen our intellects against the rough/ minds of our untutored pupils. <text:s/>A Rabbi has stated, that/ what he had learnt through his scholars, surpassed what/ had been communicated to him by his preceptors and by/ his erudite </text:span><text:span text:style-name="T4">companions</text:span><text:span text:style-name="T5"> associates; and our own experience </text:span><text:span text:style-name="T4">agrees</text:span><text:span text:style-name="T5"> bears out/ </text:span><text:span text:style-name="T4">with</text:span><text:span text:style-name="T5"> that assertion. <text:s/></text:span><text:span text:style-name="T4">We</text:span><text:span text:style-name="T5"> Being compelled to explain a/ lesson, we will be set thinking on points which had never/</text:span></text:p>
      <text:p text:style-name="P3"><text:span text:style-name="T5"/></text:p>
      <text:p text:style-name="P3"><text:span text:style-name="T5">[Page 8]</text:span></text:p>
      <text:p text:style-name="P3"><text:span text:style-name="T5">before attracted our attention. <text:s/>We will search &amp; strive to solve dif-/ficulties, and thus gain a knowledge of which we might/ otherwise have remained in ignorance. <text:s/>And now,/ on behalf of the directresses and their coadjutors, who weekly/ labor to retain in the sacred fold the offspring of Abraham,/ I request my hearers to join in the national cause; to see/ that the Hebrew Sunday School of Philadelphia supplied/ with a sufficient number of intelligent teachers, regularly devoting their/ time, </text:span><text:span text:style-name="T4">and [?] entering coming in to the</text:span><text:span text:style-name="T5"> in the places to which hundreds of our dear ones flock/ to hear words of </text:span><text:span text:style-name="T4">truth</text:span><text:span text:style-name="T5"> religion and truth./</text:span></text:p>
      <text:p text:style-name="P3"><text:soft-page-break/><text:span text:style-name="T5">And may heavenly blessings rest upon all who con-/-tribute to effect the design of god, as expressed to His prophet./ <text:s/>"As for me this is my covenant with them saith the Lord: my spirit/ which is </text:span><text:span text:style-name="T4">I put</text:span><text:span text:style-name="T5"> upon thee, and my words which I put/ in thy mouth, shall not depart from thy mouth, nor/ from the mouth of thy children, nor from the mouth/ of thy children's children from henceforth and for/ ever" Amen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0T13:10:25.45</meta:creation-date>
    <meta:document-statistic meta:table-count="0" meta:image-count="0" meta:object-count="0" meta:page-count="5" meta:paragraph-count="85" meta:word-count="1823" meta:character-count="11431"/>
    <dc:date>2013-02-20T14:13:15.06</dc:date>
    <meta:editing-duration>PT13M48S</meta:editing-duration>
    <meta:editing-cycles>1</meta:editing-cycles>
    <meta:generator>OpenOffice.org/3.4.1$Win32 OpenOffice.org_project/341m1$Build-9593</meta:generator>
  </office:meta>
</office:document-meta>
</file>